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C0C0C0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C0C0C0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hunk</text:p>
          </table:table-cell>
          <table:table-cell office:value-type="string" table:style-name="ce1">
            <text:p>static</text:p>
          </table:table-cell>
          <table:table-cell office:value-type="string" table:style-name="ce1">
            <text:p>dynamic</text:p>
          </table:table-cell>
          <table:table-cell office:value-type="string" table:style-name="ce1">
            <text:p>guid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fecto</text:p>
          </table:table-cell>
          <table:table-cell office:value-type="float" office:value="3.5475573000000003E-2" table:style-name="ce2">
            <text:p>0,035475573</text:p>
          </table:table-cell>
          <table:table-cell office:value-type="float" office:value="3.8429376000000001E-2" table:style-name="ce2">
            <text:p>0,038429376</text:p>
          </table:table-cell>
          <table:table-cell office:value-type="float" office:value="3.7341984000000002E-2" table:style-name="ce2">
            <text:p>0,03734198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5963950000000001E-2" table:style-name="ce3">
            <text:p>0,03596395</text:p>
          </table:table-cell>
          <table:table-cell office:value-type="float" office:value="3.8126822999999997E-2" table:style-name="ce3">
            <text:p>0,038126823</text:p>
          </table:table-cell>
          <table:table-cell office:value-type="float" office:value="4.1073301999999999E-2" table:style-name="ce3">
            <text:p>0,041073302</text:p>
          </table:table-cell>
          <table:table-cell table:number-columns-repeated="16380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float" office:value="3.3523402000000001E-2" table:style-name="ce4">
            <text:p>0,033523402</text:p>
          </table:table-cell>
          <table:table-cell office:value-type="float" office:value="3.3925341999999997E-2" table:style-name="ce4">
            <text:p>0,033925342</text:p>
          </table:table-cell>
          <table:table-cell office:value-type="float" office:value="4.0120856000000003E-2" table:style-name="ce4">
            <text:p>0,040120856</text:p>
          </table:table-cell>
          <table:table-cell table:number-columns-repeated="16380"/>
        </table:table-row>
        <table:table-row table:style-name="ro1">
          <table:table-cell table:number-columns-repeated="5"/>
          <table:table-cell table:style-name="ce1">
            <draw:frame draw:z-index="1" draw:id="id0" draw:style-name="a0" draw:name="Gráfico 1" svg:x="0.19792in" svg:y="0.02604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meta:initial-creator>Javi</meta:initial-creator>
    <dc:creator>Javi</dc:creator>
    <meta:creation-date>2018-05-13T12:28:48Z</meta:creation-date>
    <dc:date>2018-05-13T12:32:1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minimum="0.032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Ejecución en atcgrid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Chunk</text:p>
            </chart:title>
            <chart:categories table:cell-range-address="Hoja1.$A$2:.$A$4"/>
          </chart:axis>
          <chart:axis chart:dimension="y" chart:name="primary-y" chart:style-name="Axs1">
            <chart:title chart:style-name="AT01">
              <text:p text:style-name="a2" text:class-names="" text:cond-style-name="">Tiempo</text:p>
            </chart:title>
            <chart:grid chart:class="major" chart:style-name="GMa1"/>
          </chart:axis>
          <chart:series chart:values-cell-range-address="Hoja1.$B$2:.$B$4" chart:class="chart:line" chart:attached-axis="primary-y" chart:style-name="G0S0">
            <chart:data-point chart:repeated="3"/>
          </chart:series>
          <chart:series chart:values-cell-range-address="Hoja1.$C$2:.$C$4" chart:class="chart:line" chart:attached-axis="primary-y" chart:style-name="G0S1">
            <chart:data-point chart:repeated="3"/>
          </chart:series>
          <chart:series chart:values-cell-range-address="Hoja1.$D$2:.$D$4" chart:class="chart:line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